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1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1"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/>
    <style:style style:name="ce8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21">
      <style:text-properties fo:font-style="italic" style:font-style-asian="italic" style:font-style-complex="italic"/>
    </style:style>
    <style:style style:name="ce133" style:family="table-cell" style:parent-style-name="Default" style:data-style-name="N121">
      <style:table-cell-properties style:vertical-align="top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0"/>
        <table:table-column table:style-name="co6" table:default-cell-style-name="ce70"/>
        <table:table-column table:style-name="co7" table:default-cell-style-name="ce81"/>
        <table:table-column table:style-name="co8" table:default-cell-style-name="ce81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1"/>
        <table:table-column table:style-name="co16" table:default-cell-style-name="ce81"/>
        <table:table-column table:style-name="co15" table:default-cell-style-name="ce70"/>
        <table:table-column table:style-name="co17" table:default-cell-style-name="ce118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0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7"/>
          <table:table-cell table:style-name="ce77"/>
          <table:table-cell table:style-name="ce83"/>
          <table:table-cell table:style-name="ce86" office:value-type="string" calcext:value-type="string" table:number-columns-spanned="3" table:number-rows-spanned="1">
            <text:p>Compiled Formative/Summative</text:p>
          </table:table-cell>
          <table:covered-table-cell table:style-name="ce87"/>
          <table:covered-table-cell table:style-name="ce78"/>
          <table:table-cell table:number-columns-repeated="894"/>
        </table:table-row>
        <table:table-row table:style-name="ro5">
          <table:table-cell table:number-columns-repeated="3"/>
          <table:table-cell table:style-name="ce67"/>
          <table:table-cell table:style-name="ce77"/>
          <table:table-cell table:style-name="ce83"/>
          <table:table-cell table:style-name="ce86" office:value-type="string" calcext:value-type="string" table:number-columns-spanned="3" table:number-rows-spanned="1">
            <text:p>Assessments</text:p>
          </table:table-cell>
          <table:covered-table-cell table:style-name="ce87"/>
          <table:covered-table-cell table:style-name="ce78"/>
          <table:table-cell table:number-columns-repeated="3"/>
          <table:table-cell table:style-name="ce119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6"/>
          <table:table-cell table:style-name="ce124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8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8" table:number-columns-repeated="3"/>
          <table:table-cell table:style-name="ce121"/>
          <table:table-cell/>
          <table:table-cell table:style-name="ce68" table:number-columns-repeated="2"/>
          <table:table-cell table:style-name="ce78"/>
          <table:table-cell table:style-name="ce119"/>
          <table:table-cell table:style-name="ce58"/>
          <table:table-cell table:style-name="ce121"/>
          <table:table-cell/>
          <table:table-cell table:style-name="ce78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27" office:value-type="string" calcext:value-type="string">
            <text:p>Week 01</text:p>
          </table:table-cell>
          <table:table-cell table:number-columns-repeated="2"/>
          <table:table-cell table:style-name="ce121"/>
          <table:table-cell/>
          <table:table-cell table:style-name="ce13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1"/>
          <table:table-cell/>
          <table:table-cell table:style-name="ce139" office:value-type="string" calcext:value-type="string">
            <text:p>Week 03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4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number-columns-repeated="2"/>
          <table:table-cell table:style-name="ce128"/>
          <table:table-cell/>
          <table:table-cell table:style-name="ce58"/>
          <table:table-cell table:style-name="Default"/>
          <table:table-cell table:number-columns-repeated="2"/>
          <table:table-cell table:style-name="ce135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65"/>
          <table:table-cell table:style-name="ce58"/>
          <table:table-cell table:style-name="ce70"/>
          <table:table-cell table:style-name="ce81"/>
          <table:table-cell/>
          <table:table-cell table:style-name="ce65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8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116"/>
          <table:table-cell table:style-name="ce122"/>
          <table:table-cell table:style-name="ce116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number-columns-repeated="2"/>
          <table:table-cell table:style-name="ce135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/>
          <table:table-cell table:style-name="ce128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8" office:value-type="string" calcext:value-type="string">
            <text:p>First Third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First Exam</text:p>
          </table:table-cell>
          <table:table-cell table:style-name="ce117"/>
          <table:table-cell table:style-name="ce123"/>
          <table:table-cell table:style-name="ce125"/>
          <table:table-cell table:style-name="ce128"/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2" office:value-type="string" calcext:value-type="string">
            <text:p>HW_01.1</text:p>
          </table:table-cell>
          <table:table-cell table:style-name="ce132" office:value-type="string" calcext:value-type="string">
            <text:p>HW_01.2</text:p>
          </table:table-cell>
          <table:table-cell table:style-name="ce138" office:value-type="string" calcext:value-type="string">
            <text:p>Prezy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2.2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3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/>
          <table:table-cell table:style-name="ce128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1"/>
          <table:table-cell table:style-name="ce78"/>
          <table:table-cell table:style-name="ce68" table:number-columns-repeated="2"/>
          <table:table-cell table:style-name="ce78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3" table:number-columns-repeated="2"/>
          <table:table-cell table:style-name="ce138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5" office:value-type="string" calcext:value-type="string">
            <text:p>Sara</text:p>
          </table:table-cell>
          <table:table-cell table:style-name="ce68"/>
          <table:table-cell table:style-name="ce78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Sara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70" table:formula="of:=(8.7+8.7)/2" office:value-type="float" office:value="8.7" calcext:value-type="float">
            <text:p>8.7</text:p>
          </table:table-cell>
          <table:table-cell table:style-name="ce70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0"/>
          <table:table-cell table:style-name="ce118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5" office:value-type="string" calcext:value-type="string">
            <text:p>Lissette</text:p>
          </table:table-cell>
          <table:table-cell table:style-name="ce68"/>
          <table:table-cell table:style-name="ce78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5" office:value-type="string" calcext:value-type="string">
            <text:p>Lissette</text:p>
          </table:table-cell>
          <table:table-cell table:style-name="ce70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70" table:formula="of:=(8.8+8.9)/2" office:value-type="float" office:value="8.85" calcext:value-type="float">
            <text:p>8.9</text:p>
          </table:table-cell>
          <table:table-cell table:style-name="ce70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/>
          <table:table-cell table:style-name="ce70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5" office:value-type="string" calcext:value-type="string">
            <text:p>Hugo</text:p>
          </table:table-cell>
          <table:table-cell table:style-name="ce68"/>
          <table:table-cell table:style-name="ce78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5" office:value-type="string" calcext:value-type="string">
            <text:p>Hugo</text:p>
          </table:table-cell>
          <table:table-cell table:style-name="ce70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70" table:formula="of:=(8.6+8.6)/2" office:value-type="float" office:value="8.6" calcext:value-type="float">
            <text:p>8.6</text:p>
          </table:table-cell>
          <table:table-cell table:style-name="ce70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/>
          <table:table-cell table:style-name="ce70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5" office:value-type="string" calcext:value-type="string">
            <text:p>Kim</text:p>
          </table:table-cell>
          <table:table-cell table:style-name="ce68"/>
          <table:table-cell table:style-name="ce78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Kim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70" table:formula="of:=(7.7+8.9)/2" office:value-type="float" office:value="8.3" calcext:value-type="float">
            <text:p>8.3</text:p>
          </table:table-cell>
          <table:table-cell table:style-name="ce70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5" office:value-type="string" calcext:value-type="string">
            <text:p>Osmar</text:p>
          </table:table-cell>
          <table:table-cell table:style-name="ce68"/>
          <table:table-cell table:style-name="ce78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Osmar</text:p>
          </table:table-cell>
          <table:table-cell table:style-name="ce70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table:formula="of:=(9.6+9.6)/2" office:value-type="float" office:value="9.6" calcext:value-type="float">
            <text:p>9.6</text:p>
          </table:table-cell>
          <table:table-cell table:style-name="ce134" office:value-type="float" office:value="9.1" calcext:value-type="float">
            <text:p>9.1</text:p>
          </table:table-cell>
          <table:table-cell table:style-name="ce134"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/>
          <table:table-cell table:style-name="ce13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 table:style-name="ce130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5" office:value-type="string" calcext:value-type="string">
            <text:p>Carlos</text:p>
          </table:table-cell>
          <table:table-cell table:style-name="ce68"/>
          <table:table-cell table:style-name="ce78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5" office:value-type="string" calcext:value-type="string">
            <text:p>Carlos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number-columns-repeated="2" table:style-name="ce70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/>
          <table:table-cell table:style-name="ce78" table:formula="of:=(0.1*[.G20])+(0.6*[.H20])+(0.3*[.I20])" office:value-type="float" office:value="9.2065" calcext:value-type="float">
            <text:p>9.2</text:p>
          </table:table-cell>
          <table:table-cell table:style-name="ce84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Melissa</text:p>
          </table:table-cell>
          <table:table-cell table:style-name="ce70" office:value-type="float" office:value="9.7" calcext:value-type="float">
            <text:p>9.7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table:formula="of:=(8.8+8.9)/2" office:value-type="float" office:value="8.85" calcext:value-type="float">
            <text:p>8.9</text:p>
          </table:table-cell>
          <table:table-cell table:style-name="ce70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5" office:value-type="string" calcext:value-type="string">
            <text:p>Kevin</text:p>
          </table:table-cell>
          <table:table-cell/>
          <table:table-cell table:style-name="ce78" table:formula="of:=(0.1*[.G21])+(0.6*[.H21])+(0.3*[.I21])" office:value-type="float" office:value="8.8405" calcext:value-type="float">
            <text:p>8.8</text:p>
          </table:table-cell>
          <table:table-cell table:style-name="ce81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Kevin</text:p>
          </table:table-cell>
          <table:table-cell table:style-name="ce70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70" table:formula="of:=(7.5+9.3)/2" office:value-type="float" office:value="8.4" calcext:value-type="float">
            <text:p>8.4</text:p>
          </table:table-cell>
          <table:table-cell table:style-name="ce70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Kevin</text:p>
          </table:table-cell>
          <table:table-cell/>
          <table:table-cell table:style-name="ce70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Uri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5" office:value-type="string" calcext:value-type="string">
            <text:p>Diego</text:p>
          </table:table-cell>
          <table:table-cell table:style-name="ce68"/>
          <table:table-cell table:style-name="ce78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5" office:value-type="string" calcext:value-type="string">
            <text:p>Diego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70" table:formula="of:=(9.2+9.2)/2" office:value-type="float" office:value="9.2" calcext:value-type="float">
            <text:p>9.2</text:p>
          </table:table-cell>
          <table:table-cell table:style-name="ce70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ego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Kevin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5" office:value-type="string" calcext:value-type="string">
            <text:p>Diana</text:p>
          </table:table-cell>
          <table:table-cell table:style-name="ce68"/>
          <table:table-cell table:style-name="ce78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Diana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70" table:formula="of:=(9.1+9.1)/2" office:value-type="float" office:value="9.1" calcext:value-type="float">
            <text:p>9.1</text:p>
          </table:table-cell>
          <table:table-cell table:style-name="ce70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</text:p>
          </table:table-cell>
          <table:table-cell/>
          <table:table-cell table:style-name="ce70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elly</text:p>
          </table:table-cell>
          <table:table-cell table:style-name="ce119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5" office:value-type="string" calcext:value-type="string">
            <text:p>Annette</text:p>
          </table:table-cell>
          <table:table-cell table:style-name="ce68"/>
          <table:table-cell table:style-name="ce78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5" office:value-type="string" calcext:value-type="string">
            <text:p>Annette</text:p>
          </table:table-cell>
          <table:table-cell table:style-name="ce70" office:value-type="float" office:value="8.5" calcext:value-type="float">
            <text:p>8.5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70" table:formula="of:=(8.9+8.9)/2" office:value-type="float" office:value="8.9" calcext:value-type="float">
            <text:p>8.9</text:p>
          </table:table-cell>
          <table:table-cell table:style-name="ce70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nette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e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5" office:value-type="string" calcext:value-type="string">
            <text:p>Dafne</text:p>
          </table:table-cell>
          <table:table-cell table:style-name="ce68"/>
          <table:table-cell table:style-name="ce78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Dafne</text:p>
          </table:table-cell>
          <table:table-cell table:style-name="ce70" office:value-type="float" office:value="9.2" calcext:value-type="float">
            <text:p>9.2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70" table:formula="of:=(8.8+8.8)/2" office:value-type="float" office:value="8.8" calcext:value-type="float">
            <text:p>8.8</text:p>
          </table:table-cell>
          <table:table-cell table:style-name="ce70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fne</text:p>
          </table:table-cell>
          <table:table-cell/>
          <table:table-cell table:style-name="ce7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Kassand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5" office:value-type="string" calcext:value-type="string">
            <text:p>Uri</text:p>
          </table:table-cell>
          <table:table-cell table:style-name="ce68"/>
          <table:table-cell table:style-name="ce78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5" office:value-type="string" calcext:value-type="string">
            <text:p>Uri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70" table:formula="of:=(7.4+7.4)/2" office:value-type="float" office:value="7.4" calcext:value-type="float">
            <text:p>7.4</text:p>
          </table:table-cell>
          <table:table-cell table:style-name="ce70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0"/>
          <table:table-cell table:style-name="ce118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Uri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fn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5" office:value-type="string" calcext:value-type="string">
            <text:p>Kassandra</text:p>
          </table:table-cell>
          <table:table-cell table:style-name="ce68"/>
          <table:table-cell table:style-name="ce78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5" office:value-type="string" calcext:value-type="string">
            <text:p>Kassandra</text:p>
          </table:table-cell>
          <table:table-cell table:style-name="ce70" office:value-type="float" office:value="8" calcext:value-type="float">
            <text:p>8.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70" table:formula="of:=(8.9+8.8)/2" office:value-type="float" office:value="8.85" calcext:value-type="float">
            <text:p>8.9</text:p>
          </table:table-cell>
          <table:table-cell table:style-name="ce70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0"/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Kassandra</text:p>
          </table:table-cell>
          <table:table-cell/>
          <table:table-cell table:style-name="ce70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5" office:value-type="string" calcext:value-type="string">
            <text:p>Nelly</text:p>
          </table:table-cell>
          <table:table-cell table:style-name="ce68"/>
          <table:table-cell table:style-name="ce78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Nelly</text:p>
          </table:table-cell>
          <table:table-cell table:style-name="ce70" office:value-type="float" office:value="9.6" calcext:value-type="float">
            <text:p>9.6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19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table:formula="of:=(8.9+8.9)/2" office:value-type="float" office:value="8.9" calcext:value-type="float">
            <text:p>8.9</text:p>
          </table:table-cell>
          <table:table-cell table:style-name="ce70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elly</text:p>
          </table:table-cell>
          <table:table-cell/>
          <table:table-cell table:style-name="ce13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n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65"/>
          <table:table-cell table:style-name="ce68"/>
          <table:table-cell table:style-name="ce78"/>
          <table:table-cell/>
          <table:table-cell table:style-name="ce70" table:number-columns-repeated="2"/>
          <table:table-cell table:number-columns-repeated="2"/>
          <table:table-cell table:style-name="ce65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70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5"/>
          <table:table-cell/>
          <table:table-cell table:style-name="ce78"/>
          <table:table-cell table:number-columns-repeated="5"/>
          <table:table-cell table:style-name="ce65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70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65"/>
          <table:table-cell table:number-columns-repeated="7"/>
          <table:table-cell table:style-name="ce6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1"/>
        <table:table-column table:style-name="co17" table:default-cell-style-name="ce118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8"/>
          <table:table-cell table:style-name="ce119"/>
          <table:table-cell table:style-name="ce58"/>
          <table:table-cell table:style-name="ce121"/>
          <table:table-cell/>
          <table:table-cell table:style-name="ce78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06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8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5"/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65"/>
          <table:table-cell table:style-name="ce58"/>
          <table:table-cell table:style-name="ce70"/>
          <table:table-cell table:style-name="ce81"/>
          <table:table-cell/>
          <table:table-cell table:style-name="ce65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ce68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73" office:value-type="string" calcext:value-type="string">
            <text:p>Optional</text:p>
          </table:table-cell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Second Third</text:p>
          </table:table-cell>
          <table:table-cell table:style-name="ce119"/>
          <table:table-cell table:style-name="ce78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Secon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4.1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2" office:value-type="string" calcext:value-type="string">
            <text:p>HW_05.x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6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5" office:value-type="string" calcext:value-type="string">
            <text:p>Sara</text:p>
          </table:table-cell>
          <table:table-cell table:style-name="ce68"/>
          <table:table-cell table:style-name="ce78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1" table:formula="of:=AVERAGE([.U14];[.Z14])" office:value-type="float" office:value="8.9" calcext:value-type="float">
            <text:p>8.9</text:p>
          </table:table-cell>
          <table:table-cell table:style-name="ce118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/>
          <table:table-cell table:style-name="ce70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 table:style-name="ce118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5" office:value-type="string" calcext:value-type="string">
            <text:p>Lissette</text:p>
          </table:table-cell>
          <table:table-cell table:style-name="ce68"/>
          <table:table-cell table:style-name="ce78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1" table:formula="of:=AVERAGE([.U15];[.Z15])" office:value-type="float" office:value="7.75" calcext:value-type="float">
            <text:p>7.8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/>
          <table:table-cell table:style-name="ce70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5" office:value-type="string" calcext:value-type="string">
            <text:p>Hugo</text:p>
          </table:table-cell>
          <table:table-cell table:style-name="ce68"/>
          <table:table-cell table:style-name="ce7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1" table:formula="of:=AVERAGE([.U16];[.Z16])" office:value-type="float" office:value="5" calcext:value-type="float">
            <text:p>5.0</text:p>
          </table:table-cell>
          <table:table-cell table:style-name="ce70" office:value-type="float" office:value="11.1" calcext:value-type="float">
            <text:p>11.1</text:p>
          </table:table-cell>
          <table:table-cell/>
          <table:table-cell table:style-name="ce65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5" office:value-type="string" calcext:value-type="string">
            <text:p>Kim</text:p>
          </table:table-cell>
          <table:table-cell table:style-name="ce68"/>
          <table:table-cell table:style-name="ce78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1" table:formula="of:=AVERAGE([.U17];[.Z17])" office:value-type="float" office:value="9.5" calcext:value-type="float">
            <text:p>9.5</text:p>
          </table:table-cell>
          <table:table-cell table:style-name="ce70" office:value-type="float" office:value="11" calcext:value-type="float">
            <text:p>11.0</text:p>
          </table:table-cell>
          <table:table-cell/>
          <table:table-cell table:style-name="ce65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5" office:value-type="string" calcext:value-type="string">
            <text:p>Osmar</text:p>
          </table:table-cell>
          <table:table-cell table:style-name="ce68"/>
          <table:table-cell table:style-name="ce78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1" table:formula="of:=AVERAGE([.U18];[.Z18])" office:value-type="float" office:value="9.75" calcext:value-type="float">
            <text:p>9.8</text:p>
          </table:table-cell>
          <table:table-cell table:style-name="ce70" office:value-type="float" office:value="11.1" calcext:value-type="float">
            <text:p>11.1</text:p>
          </table:table-cell>
          <table:table-cell/>
          <table:table-cell table:style-name="ce65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/>
          <table:table-cell table:style-name="ce13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5" office:value-type="string" calcext:value-type="string">
            <text:p>Carlos</text:p>
          </table:table-cell>
          <table:table-cell table:style-name="ce68"/>
          <table:table-cell table:style-name="ce7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1" table:formula="of:=AVERAGE([.U19];[.Z19])" office:value-type="float" office:value="6.8" calcext:value-type="float">
            <text:p>6.8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/>
          <table:table-cell table:style-name="ce70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/>
          <table:table-cell table:style-name="ce78" table:formula="of:=(0.1*[.G20])+(0.6*[.H20])+(0.3*[.I20])" office:value-type="float" office:value="9.57" calcext:value-type="float">
            <text:p>9.6</text:p>
          </table:table-cell>
          <table:table-cell table:style-name="ce69"/>
          <table:table-cell table:formula="of:=AVERAGE([.Q20];[.V20];[.AA20])" office:value-type="float" office:value="9" calcext:value-type="float">
            <text:p>9</text:p>
          </table:table-cell>
          <table:table-cell table:style-name="ce81" table:formula="of:=AVERAGE([.U20];[.Z20])" office:value-type="float" office:value="9.5" calcext:value-type="float">
            <text:p>9.5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6" office:value-type="string" calcext:value-type="string">
            <text:p>Melissa</text:p>
          </table:table-cell>
          <table:table-cell table:style-name="ce118" table:number-columns-repeated="2"/>
          <table:table-cell table:style-name="ce66" office:value-type="string" calcext:value-type="string">
            <text:p>Meliss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5" office:value-type="string" calcext:value-type="string">
            <text:p>Uri</text:p>
          </table:table-cell>
          <table:table-cell table:style-name="ce68"/>
          <table:table-cell table:style-name="ce78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1" table:formula="of:=AVERAGE([.U21];[.Z21])" office:value-type="float" office:value="9.5" calcext:value-type="float">
            <text:p>9.5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Ur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Uri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5" office:value-type="string" calcext:value-type="string">
            <text:p>Kevin</text:p>
          </table:table-cell>
          <table:table-cell/>
          <table:table-cell table:style-name="ce78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1" table:formula="of:=AVERAGE([.U22];[.Z22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evin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evin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5" office:value-type="string" calcext:value-type="string">
            <text:p>Nelly</text:p>
          </table:table-cell>
          <table:table-cell table:style-name="ce68"/>
          <table:table-cell table:style-name="ce7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1" table:formula="of:=AVERAGE([.U23];[.Z23])" office:value-type="float" office:value="5" calcext:value-type="float">
            <text:p>5.0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elly</text:p>
          </table:table-cell>
          <table:table-cell/>
          <table:table-cell table:style-name="ce13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elly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5" office:value-type="string" calcext:value-type="string">
            <text:p>Diego</text:p>
          </table:table-cell>
          <table:table-cell table:style-name="ce68"/>
          <table:table-cell table:style-name="ce78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1" table:formula="of:=AVERAGE([.U24];[.Z24])" office:value-type="float" office:value="10" calcext:value-type="float">
            <text:p>10.0</text:p>
          </table:table-cell>
          <table:table-cell table:style-name="ce70" office:value-type="float" office:value="10.1" calcext:value-type="float">
            <text:p>10.1</text:p>
          </table:table-cell>
          <table:table-cell/>
          <table:table-cell table:style-name="ce65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ego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e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5" office:value-type="string" calcext:value-type="string">
            <text:p>Kassandra</text:p>
          </table:table-cell>
          <table:table-cell table:style-name="ce68"/>
          <table:table-cell table:style-name="ce78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1" table:formula="of:=AVERAGE([.U25];[.Z25])" office:value-type="float" office:value="9.75" calcext:value-type="float">
            <text:p>9.8</text:p>
          </table:table-cell>
          <table:table-cell table:style-name="ce70" office:value-type="float" office:value="7.8" calcext:value-type="float">
            <text:p>7.8</text:p>
          </table:table-cell>
          <table:table-cell/>
          <table:table-cell table:style-name="ce65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assandr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assandr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5" office:value-type="string" calcext:value-type="string">
            <text:p>Dafne</text:p>
          </table:table-cell>
          <table:table-cell table:style-name="ce68"/>
          <table:table-cell table:style-name="ce78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1" table:formula="of:=AVERAGE([.U26];[.Z26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fn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fn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5" office:value-type="string" calcext:value-type="string">
            <text:p>Diana</text:p>
          </table:table-cell>
          <table:table-cell table:style-name="ce68"/>
          <table:table-cell table:style-name="ce78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1" table:formula="of:=AVERAGE([.U27];[.Z27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5" office:value-type="string" calcext:value-type="string">
            <text:p>Annette</text:p>
          </table:table-cell>
          <table:table-cell table:style-name="ce68"/>
          <table:table-cell table:style-name="ce78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1" table:formula="of:=AVERAGE([.U28];[.Z28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nett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nette</text:p>
          </table:table-cell>
          <table:table-cell table:style-name="ce118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5"/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/>
          <table:table-cell table:style-name="ce118" table:number-columns-repeated="2"/>
          <table:table-cell table:number-columns-repeated="2"/>
          <table:table-cell table:style-name="ce70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5"/>
          <table:table-cell/>
          <table:table-cell table:style-name="ce78"/>
          <table:table-cell table:number-columns-repeated="5"/>
          <table:table-cell table:style-name="ce65"/>
          <table:table-cell table:style-name="ce118" table:number-columns-repeated="2"/>
          <table:table-cell table:number-columns-repeated="2"/>
          <table:table-cell table:style-name="ce70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5"/>
          <table:table-cell table:number-columns-repeated="7"/>
          <table:table-cell table:style-name="ce65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1"/>
        <table:table-column table:style-name="co17" table:default-cell-style-name="ce81"/>
        <table:table-column table:style-name="co17" table:default-cell-style-name="ce118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0"/>
          <table:table-cell table:number-columns-repeated="872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58"/>
          <table:table-cell table:number-columns-repeated="889"/>
        </table:table-row>
        <table:table-row table:style-name="ro5">
          <table:table-cell table:number-columns-repeated="3"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5" table:number-rows-spanned="1">
            <text:p>Formative Assessments <text:s/>==&gt;</text:p>
          </table:table-cell>
          <table:covered-table-cell table:style-name="ce126"/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8" office:value-type="string" calcext:value-type="string">
            <text:p>18 Mar</text:p>
          </table:table-cell>
          <table:table-cell table:style-name="ce68"/>
          <table:table-cell table:style-name="ce119"/>
          <table:table-cell table:style-name="ce58"/>
          <table:table-cell table:style-name="ce121"/>
          <table:table-cell/>
          <table:table-cell table:style-name="ce78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10</text:p>
          </table:table-cell>
          <table:table-cell table:style-name="ce131"/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2</text:p>
          </table:table-cell>
          <table:table-cell table:number-columns-repeated="3"/>
          <table:table-cell table:style-name="ce127" office:value-type="string" calcext:value-type="string">
            <text:p>Week 13</text:p>
          </table:table-cell>
          <table:table-cell table:style-name="ce121"/>
          <table:table-cell table:style-name="ce127" office:value-type="string" calcext:value-type="string">
            <text:p>Week 14</text:p>
          </table:table-cell>
          <table:table-cell table:style-name="ce71"/>
          <table:table-cell/>
          <table:table-cell table:style-name="ce121"/>
          <table:table-cell table:style-name="ce12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35"/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65"/>
          <table:table-cell table:style-name="ce58"/>
          <table:table-cell table:style-name="ce70"/>
          <table:table-cell table:style-name="ce81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65"/>
          <table:table-cell table:style-name="ce58" office:value-type="string" calcext:value-type="string">
            <text:p>EASTER <text:s/>WEEK</text:p>
          </table:table-cell>
          <table:table-cell table:style-name="ce58"/>
          <table:table-cell/>
          <table:table-cell table:style-name="ce65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Default" table:number-columns-repeated="2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 table:number-columns-repeated="3"/>
          <table:table-cell table:style-name="ce122"/>
          <table:table-cell table:number-columns-repeated="2"/>
          <table:table-cell table:style-name="ce128"/>
          <table:table-cell table:style-name="ce122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Third Third</text:p>
          </table:table-cell>
          <table:table-cell table:style-name="ce119"/>
          <table:table-cell table:style-name="ce78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Thir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7.1</text:p>
          </table:table-cell>
          <table:table-cell table:style-name="ce128" office:value-type="string" calcext:value-type="string">
            <text:p>HW_07.2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8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9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35" office:value-type="string" calcext:value-type="string">
            <text:p>HW_10.1</text:p>
          </table:table-cell>
          <table:table-cell table:style-name="ce123"/>
          <table:table-cell table:style-name="ce135" table:number-columns-repeated="2"/>
          <table:table-cell table:style-name="ce128"/>
          <table:table-cell table:style-name="ce123"/>
          <table:table-cell table:style-name="ce135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 table:number-columns-repeated="2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5" office:value-type="string" calcext:value-type="string">
            <text:p>Sara</text:p>
          </table:table-cell>
          <table:table-cell table:style-name="ce68"/>
          <table:table-cell table:style-name="ce78"/>
          <table:table-cell table:number-columns-repeated="5"/>
          <table:table-cell table:style-name="ce65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5" office:value-type="string" calcext:value-type="string">
            <text:p>Lissette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65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70" office:value-type="float" office:value="8.8" calcext:value-type="float">
            <text:p>8.8</text:p>
          </table:table-cell>
          <table:table-cell table:style-name="ce70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5" office:value-type="string" calcext:value-type="string">
            <text:p>Hugo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65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5" office:value-type="string" calcext:value-type="string">
            <text:p>Kim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65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5" office:value-type="string" calcext:value-type="string">
            <text:p>Osmar</text:p>
          </table:table-cell>
          <table:table-cell table:style-name="ce68"/>
          <table:table-cell table:style-name="ce78"/>
          <table:table-cell/>
          <table:table-cell table:style-name="ce172"/>
          <table:table-cell table:style-name="ce58"/>
          <table:table-cell table:style-name="ce70"/>
          <table:table-cell/>
          <table:table-cell table:style-name="ce65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3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5" office:value-type="string" calcext:value-type="string">
            <text:p>Carlos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65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5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 table:number-columns-repeated="3"/>
          <table:table-cell table:style-name="ce70"/>
          <table:table-cell table:style-name="ce58"/>
          <table:table-cell table:style-name="ce70"/>
          <table:table-cell/>
          <table:table-cell table:style-name="ce66" office:value-type="string" calcext:value-type="string">
            <text:p>Melissa</text:p>
          </table:table-cell>
          <table:table-cell table:style-name="ce118" table:number-columns-repeated="2"/>
          <table:table-cell table:style-name="ce66" office:value-type="string" calcext:value-type="string">
            <text:p>Meliss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6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5" office:value-type="string" calcext:value-type="string">
            <text:p>Uri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Uri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Uri</text:p>
          </table:table-cell>
          <table:table-cell table:number-columns-repeated="4"/>
          <table:table-cell table:style-name="ce65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0" table:number-columns-repeated="3"/>
          <table:table-cell/>
          <table:table-cell table:style-name="ce65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evin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evin</text:p>
          </table:table-cell>
          <table:table-cell table:number-columns-repeated="4"/>
          <table:table-cell table:style-name="ce65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5" office:value-type="string" calcext:value-type="string">
            <text:p>Nelly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elly</text:p>
          </table:table-cell>
          <table:table-cell table:number-columns-repeated="4"/>
          <table:table-cell table:style-name="ce65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5" office:value-type="string" calcext:value-type="string">
            <text:p>Diego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70"/>
          <table:table-cell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e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ego</text:p>
          </table:table-cell>
          <table:table-cell table:number-columns-repeated="4"/>
          <table:table-cell table:style-name="ce65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5" office:value-type="string" calcext:value-type="string">
            <text:p>Kassandra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assand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Kassandra</text:p>
          </table:table-cell>
          <table:table-cell table:number-columns-repeated="4"/>
          <table:table-cell table:style-name="ce65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5" office:value-type="string" calcext:value-type="string">
            <text:p>Dafne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fn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fne</text:p>
          </table:table-cell>
          <table:table-cell table:number-columns-repeated="4"/>
          <table:table-cell table:style-name="ce65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5" office:value-type="string" calcext:value-type="string">
            <text:p>Diana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</text:p>
          </table:table-cell>
          <table:table-cell table:number-columns-repeated="4"/>
          <table:table-cell table:style-name="ce65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5" office:value-type="string" calcext:value-type="string">
            <text:p>Annette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n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nette</text:p>
          </table:table-cell>
          <table:table-cell table:number-columns-repeated="4"/>
          <table:table-cell table:style-name="ce65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65"/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65"/>
          <table:table-cell table:style-name="ce118" table:number-columns-repeated="2"/>
          <table:table-cell table:number-columns-repeated="2"/>
          <table:table-cell table:style-name="ce70" table:number-columns-repeated="2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1">
          <table:table-cell/>
          <table:table-cell table:style-name="ce60"/>
          <table:table-cell table:style-name="ce65"/>
          <table:table-cell/>
          <table:table-cell table:style-name="ce78"/>
          <table:table-cell table:number-columns-repeated="5"/>
          <table:table-cell table:style-name="ce65"/>
          <table:table-cell table:style-name="ce118" table:number-columns-repeated="2"/>
          <table:table-cell table:number-columns-repeated="2"/>
          <table:table-cell table:style-name="ce70" table:number-columns-repeated="2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5"/>
          <table:table-cell table:number-columns-repeated="7"/>
          <table:table-cell table:style-name="ce65"/>
          <table:table-cell table:number-columns-repeated="887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0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1T12:27:36.087061386</dc:date>
    <meta:editing-duration>P3DT1H14M2S</meta:editing-duration>
    <meta:editing-cycles>533</meta:editing-cycles>
    <meta:generator>LibreOffice/7.3.7.2$Linux_X86_64 LibreOffice_project/30$Build-2</meta:generator>
    <meta:document-statistic meta:table-count="3" meta:cell-count="918" meta:object-count="0"/>
  </office:meta>
</office:document-meta>
</file>